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field:fieldmark text:name="__Fieldmark__30_3972452463" field:type="vnd.oasis.opendocument.field.FORMCHECKBOX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meta:editing-cycles>3</meta:editing-cycles>
    <meta:editing-duration>PT9M26S</meta:editing-duration>
    <meta:generator>LibreOfficeDev/5.3.0.0.alpha1$Windows_x86 LibreOffice_project/c2a947f12663a9c0c1b7ef5688e0268635aa44f5</meta:generator>
    <dc:date>2016-11-19T17:05:58.047000000</dc:date>
    <meta:document-statistic meta:table-count="0" meta:image-count="0" meta:object-count="0" meta:page-count="1" meta:paragraph-count="1" meta:word-count="1" meta:character-count="1" meta:non-whitespace-character-count="1"/>
  </office:meta>
</office:document-meta>
</file>